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margin-top="0cm" fo:margin-bottom="0.499cm" fo:text-indent="0cm" style:auto-text-indent="false"/>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Times New Roman"/>
    </style:style>
    <style:style style:name="P7" style:family="paragraph" style:parent-style-name="Preformatted_20_Text">
      <style:paragraph-properties fo:margin-left="1.251cm" fo:margin-right="0cm" fo:margin-top="0cm" fo:margin-bottom="0cm" fo:text-indent="0cm" style:auto-text-indent="false"/>
    </style:style>
    <style:style style:name="P8" style:family="paragraph" style:parent-style-name="Preformatted_20_Text">
      <style:paragraph-properties fo:margin-left="0cm" fo:margin-right="0cm" fo:text-indent="0cm" style:auto-text-indent="false"/>
    </style:style>
    <style:style style:name="P9" style:family="paragraph" style:parent-style-name="Preformatted_20_Text">
      <style:paragraph-properties fo:margin-left="0cm" fo:margin-right="0cm" fo:margin-top="0cm" fo:margin-bottom="0.499cm" fo:text-indent="0cm" style:auto-text-indent="false"/>
    </style:style>
    <style:style style:name="P10" style:family="paragraph" style:parent-style-name="Text_20_body">
      <style:paragraph-properties fo:margin-left="0cm" fo:margin-right="0cm" fo:margin-top="0cm" fo:margin-bottom="0.499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3" style:family="paragraph" style:parent-style-name="Text_20_body">
      <style:paragraph-properties fo:text-align="start" style:justify-single-word="false"/>
    </style:style>
    <style:style style:name="P14" style:family="paragraph" style:parent-style-name="Heading">
      <style:paragraph-properties fo:text-align="start" style:justify-single-word="false"/>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7"/>
    <style:style style:name="P18" style:family="paragraph" style:parent-style-name="Text_20_body" style:list-style-name="L8">
      <style:text-properties fo:font-weight="bold" style:font-weight-asian="bold" style:font-weight-complex="bold"/>
    </style:style>
    <style:style style:name="P19" style:family="paragraph" style:parent-style-name="Text_20_body" style:list-style-name="L8">
      <style:text-properties style:font-name="Courier New" fo:font-weight="bold" style:font-weight-asian="bold" style:font-weight-complex="bold"/>
    </style:style>
    <style:style style:name="P20" style:family="paragraph" style:parent-style-name="Text_20_body" style:list-style-name="L9">
      <style:text-properties style:font-name="Times New Roman" fo:font-weight="bold" style:font-weight-asian="bold" style:font-weight-complex="bold"/>
    </style:style>
    <style:style style:name="P21" style:family="paragraph" style:parent-style-name="Text_20_body" style:list-style-name="L11"/>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10">
      <style:paragraph-properties fo:margin-left="1.251cm" fo:margin-right="0cm" fo:text-indent="-0.635cm" style:auto-text-indent="false"/>
      <style:text-properties fo:font-weight="bold" style:font-weight-asian="bold" style:font-weight-complex="bold"/>
    </style:style>
    <style:style style:name="P25" style:family="paragraph" style:parent-style-name="Text_20_body">
      <style:paragraph-properties fo:margin-left="1.251cm" fo:margin-right="0cm" fo:margin-top="0cm" fo:margin-bottom="0cm" fo:text-indent="0cm" style:auto-text-indent="false"/>
      <style:text-properties style:font-name="Courier New"/>
    </style:style>
    <style:style style:name="P26" style:family="paragraph" style:parent-style-name="Text_20_body">
      <style:paragraph-properties fo:margin-left="1.251cm" fo:margin-right="0cm" fo:margin-top="0cm" fo:margin-bottom="0cm" fo:text-indent="0cm" style:auto-text-indent="false"/>
      <style:text-properties style:font-name="Courier New" fo:font-size="10pt" style:font-size-asian="10pt" style:font-size-complex="10pt"/>
    </style:style>
    <style:style style:name="P27" style:family="paragraph" style:parent-style-name="Text_20_body">
      <style:paragraph-properties fo:margin-left="0cm" fo:margin-right="0cm" fo:margin-top="0cm" fo:margin-bottom="0.499cm" fo:text-indent="0cm" style:auto-text-indent="false"/>
    </style:style>
    <style:style style:name="P28" style:family="paragraph" style:parent-style-name="Preformatted_20_Text" style:list-style-name="L4"/>
    <style:style style:name="P29" style:family="paragraph" style:parent-style-name="Preformatted_20_Text">
      <style:text-properties style:font-name="Times New Roman" fo:font-size="12pt" style:font-size-asian="12pt" style:font-size-complex="12pt"/>
    </style:style>
    <style:style style:name="P30" style:family="paragraph" style:parent-style-name="Preformatted_20_Text" style:list-style-name="L4">
      <style:text-properties style:font-name="Times New Roman" fo:font-size="12pt" style:font-size-asian="12pt" style:font-size-complex="12pt"/>
    </style:style>
    <style:style style:name="P31" style:family="paragraph" style:parent-style-name="Preformatted_20_Text" style:list-style-name="L5">
      <style:text-properties style:font-name="Times New Roman" fo:font-size="12pt" style:font-size-asian="12pt" style:font-size-complex="12pt"/>
    </style:style>
    <style:style style:name="P32" style:family="paragraph" style:parent-style-name="Preformatted_20_Text" style:list-style-name="L6">
      <style:paragraph-properties fo:margin-left="2.501cm" fo:margin-right="0cm" fo:text-indent="-0.635cm" style:auto-text-indent="false"/>
      <style:text-properties style:font-name="Times New Roman" fo:font-size="12pt" style:font-size-asian="12pt" style:font-size-complex="12pt"/>
    </style:style>
    <style:style style:name="P33" style:family="paragraph" style:parent-style-name="Preformatted_20_Text">
      <style:paragraph-properties fo:margin-left="1.251cm" fo:margin-right="0cm" fo:text-indent="0cm" style:auto-text-indent="false"/>
    </style:style>
    <style:style style:name="P34"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35" style:family="paragraph" style:parent-style-name="Preformatted_20_Text">
      <style:paragraph-properties fo:margin-left="1.251cm" fo:margin-right="0cm" fo:margin-top="0cm" fo:margin-bottom="0.499cm" fo:text-indent="0cm" style:auto-text-indent="false"/>
    </style:style>
    <style:style style:name="P36" style:family="paragraph" style:parent-style-name="Preformatted_20_Text">
      <style:paragraph-properties fo:margin-left="0cm" fo:margin-right="0cm" fo:text-indent="0cm" style:auto-text-indent="false"/>
    </style:style>
    <style:style style:name="P37" style:family="paragraph" style:parent-style-name="Preformatted_20_Text">
      <style:paragraph-properties fo:margin-top="0cm" fo:margin-bottom="0.499cm"/>
    </style:style>
    <style:style style:name="P38" style:family="paragraph" style:parent-style-name="Preformatted_20_Text">
      <style:paragraph-properties fo:margin-top="0cm" fo:margin-bottom="0.499cm"/>
      <style:text-properties fo:font-size="12pt" style:font-size-asian="12pt" style:font-size-complex="12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Courier New" fo:font-size="12pt" style:font-size-asian="12pt" style:font-size-complex="12pt"/>
    </style:style>
    <style:style style:name="T4" style:family="text">
      <style:text-properties style:font-name="Times New Roman"/>
    </style:style>
    <style:style style:name="T5" style:family="text">
      <style:text-properties style:font-name="Times New Roman" fo:font-style="normal" style:font-style-asian="normal" style:font-style-complex="normal"/>
    </style:style>
    <style:style style:name="T6" style:family="text">
      <style:text-properties style:font-name="Times New Roman" fo:font-size="12pt" style:font-size-asian="12pt" style:font-size-complex="12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ize="12pt" style:font-size-asian="12pt" style:font-size-complex="12pt"/>
    </style:style>
    <style:style style:name="T12" style:family="text">
      <style:text-properties style:font-name="Times New Roman"/>
    </style:style>
    <style:style style:name="T13" style:family="text">
      <style:text-properties style:font-name="Courier New"/>
    </style:style>
    <style:style style:name="T14" style:family="text">
      <style:text-properties style:font-name="Courier New" fo:font-size="10pt" style:font-size-asian="10pt" style:font-size-complex="10pt"/>
    </style:style>
    <style:style style:name="T15"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2">Document number:</text:p>
          </table:table-cell>
          <table:table-cell table:style-name="Tableau1.B1" office:value-type="string">
            <text:p text:style-name="Table_20_Contents">D0050</text:p>
          </table:table-cell>
        </table:table-row>
        <table:table-row>
          <table:table-cell office:value-type="string">
            <text:p text:style-name="P2">Date:</text:p>
          </table:table-cell>
          <table:table-cell table:style-name="Tableau1.B1" office:value-type="string">
            <text:p text:style-name="Table_20_Contents">2015–09-20</text:p>
          </table:table-cell>
        </table:table-row>
        <table:table-row>
          <table:table-cell office:value-type="string">
            <text:p text:style-name="P2">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2">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P14"><text:bookmark text:name="user-content-c-generic-match-function"/>C++ generic match function</text:p>
      <text:p text:style-name="P13">Vicente J. Botet Escriba</text:p>
      <text:p text:style-name="Text_20_body">Experimental match function for C++17.</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39">Introduction<text:tab/>1</text:p>
          <text:p text:style-name="P39">Motivation and Scope<text:tab/>2</text:p>
          <text:p text:style-name="P39">Tutorial<text:tab/>2</text:p>
          <text:p text:style-name="P40">Customizing the match function<text:tab/>2</text:p>
          <text:p text:style-name="P40">Using the match function to inspect one sum type<text:tab/>3</text:p>
          <text:p text:style-name="P40">Using the match function to visit several sum types<text:tab/>4</text:p>
          <text:p text:style-name="P39">Design rationale<text:tab/>5</text:p>
          <text:p text:style-name="P40">Result type of match <text:tab/>5</text:p>
          <text:p text:style-name="P40">Multiple cases or overload<text:tab/>6</text:p>
          <text:p text:style-name="P40">Grouping with overload <text:tab/>6</text:p>
          <text:p text:style-name="P40">Order of parameters and function name<text:tab/>6</text:p>
          <text:p text:style-name="P40">const aware matchers<text:tab/>7</text:p>
          <text:p text:style-name="P40">Variadics<text:tab/>7</text:p>
          <text:p text:style-name="P40">Customization point<text:tab/>8</text:p>
          <text:p text:style-name="P40">Grouping with overload <text:tab/>9</text:p>
          <text:p text:style-name="P40">Considering any type as a sum type with a single alternative<text:tab/>9</text:p>
          <text:p text:style-name="P40">sum_type_alternatives<text:tab/>10</text:p>
          <text:p text:style-name="P39">Open Points<text:tab/>10</text:p>
          <text:p text:style-name="P39">Technical Specification<text:tab/>11</text:p>
          <text:p text:style-name="P40">Header &lt;experimental/functional&gt; Synopsis<text:tab/>11</text:p>
          <text:p text:style-name="P40">Header &lt;experimental/optional&gt; Synopsis<text:tab/>13</text:p>
          <text:p text:style-name="P40">Header &lt;experimental/variant&gt; Synopsis<text:tab/>13</text:p>
          <text:p text:style-name="P39">Implementation<text:tab/>14</text:p>
          <text:p text:style-name="P39">Further work<text:tab/>14</text:p>
          <text:p text:style-name="P39">Acknowledgements<text:tab/>14</text:p>
          <text:p text:style-name="P39">References<text:tab/>14</text:p>
        </text:index-body>
      </text:table-of-content>
      <text:p text:style-name="Text_20_body"/>
      <text:h text:style-name="Heading_20_1" text:outline-level="1"><text:bookmark text:name="user-content-introduction"/>Introduction</text:h>
      <text:p text:style-name="Text_20_body">This paper presents a proposal for generic <text:span text:style-name="Source_20_Text">match</text:span> functions that allow to visit sum types individually or by groups (product of sum types). It is similar to <text:span text:style-name="T1">boost::apply_visitor</text:span> <text:soft-page-break/>[boost.variant] and <text:span text:style-name="T1">std::experimental::visit</text:span> from [N4542], but works for any model of sum type.</text:p>
      <text:h text:style-name="Heading_20_1" text:outline-level="1"><text:bookmark text:name="user-content-motivation-and-scope"/>Motivation and Scope</text:h>
      <text:p text:style-name="Text_20_body">Getting the value stored in sum types as <text:span text:style-name="Source_20_Text">variant&lt;Ts...&gt;</text:span> or <text:span text:style-name="Source_20_Text">optional&lt;T&gt;</text:span> needs to know which type is stored in. Using visitation is a common technique that makes the access safer.</text:p>
      <text:p text:style-name="Text_20_body">While the last variant proposal [N4542] includes visitation; it takes into account only visitation of homogeneous variant types. The accepted optional class doesn't provides visitation, but it can be added easily. Other classes, as the proposed expected class, could also have a visitation functionality. The question is if we want to be able to visit at once several sum types, as <text:span text:style-name="T1">variant</text:span>, <text:span text:style-name="T1">optional</text:span>, <text:span text:style-name="T1">expected</text:span>, and why not smart pointers.</text:p>
      <text:p text:style-name="Text_20_body"><text:span text:style-name="T1">std::experimental::apply()</text:span> [N3915] can be seen as a particular case of visitation of multiple types if we consider that any type can be seen as a sum type with a single alternative type.</text:p>
      <text:p text:style-name="Text_20_body">Instead of a <text:span text:style-name="T1">visit</text:span> function, this proposal uses instead the <text:span text:style-name="T1">match</text:span> function that is used to inspect some sum types.</text:p>
      <text:h text:style-name="Heading_20_1" text:outline-level="1"><text:bookmark text:name="user-content-tutorial"/>Tutorial</text:h>
      <text:h text:style-name="Heading_20_2" text:outline-level="2"><text:bookmark text:name="user-content-customizing-the-match-function"/>Customizing the <text:span text:style-name="Source_20_Text">match</text:span> function</text:h>
      <text:p text:style-name="Text_20_body">The proposed <text:span text:style-name="Source_20_Text">match</text:span> function works for sum types <text:span text:style-name="Source_20_Text">ST</text:span> that have customized the following overloaded function</text:p>
      <text:p text:style-name="P3">template &lt;class R, class F&gt;</text:p>
      <text:p text:style-name="P4">R match(ST const&amp;, F&amp;&amp; );</text:p>
      <text:p text:style-name="Text_20_body">For example, we could customize <text:span text:style-name="Source_20_Text">boost::variant </text:span>as follows: </text:p>
      <text:p text:style-name="P3">namespace boost {</text:p>
      <text:p text:style-name="P3"><text:s text:c="2"/>template &lt;class R, class F, class ...Ts &gt;</text:p>
      <text:p text:style-name="P3"><text:s text:c="2"/>R match(variant&lt;Ts...&gt; const&amp; v, F&amp;&amp; f) </text:p>
      <text:p text:style-name="P3"><text:s text:c="2"/>{ return apply_visitor(std::forward&lt;F&gt;(f), v); }</text:p>
      <text:p text:style-name="P4">}</text:p>
      <text:p text:style-name="Text_20_body">In addition we need to know the sum type alternatives if we want to use <text:span text:style-name="T1">match</text:span> with several sum types. This must be done by specializing the meta-function <text:span text:style-name="T1">sum_type_alternatives</text:span> as follows</text:p>
      <text:p text:style-name="P3">template &lt;class ...Ts &gt;</text:p>
      <text:p text:style-name="P3"><text:s text:c="2"/>struct sum_type_alternatives&lt;variant&lt;Ts...&gt;&gt; </text:p>
      <text:p text:style-name="P3">{</text:p>
      <text:p text:style-name="P3"><text:s text:c="2"/>using type = ...;</text:p>
      <text:p text:style-name="P4">}</text:p>
      <text:p text:style-name="Text_20_body">There must be defin<text:span text:style-name="T11">ed specializations of the tuple-like helper meta-functions</text:span></text:p>
      <text:p text:style-name="P38">std::tuple_size<text:span text:style-name="T4"> and </text:span>std::tuple_element<text:span text:style-name="T4"> for the nested typedef </text:span>type<text:span text:style-name="T4">. In addition this type must be a variadic template such as <text:s/>e.g.</text:span></text:p>
      <text:p text:style-name="P37"><text:soft-page-break/><text:span text:style-name="T4"/></text:p>
      <text:p text:style-name="P26">template &lt; class ...Ts &gt;</text:p>
      <text:p text:style-name="P26">struct type_list {};</text:p>
      <text:h text:style-name="Heading_20_2" text:outline-level="2">Using the <text:span text:style-name="Source_20_Text">match</text:span> function to inspect one sum type</text:h>
      <text:p text:style-name="Text_20_body">Given the <text:span text:style-name="Source_20_Text">boost::variant</text:span> sum type, we could just visit it using the proposed <text:span text:style-name="Source_20_Text">overload</text:span> function (See [D0051]).</text:p>
      <text:p text:style-name="P3">boost::variant&lt;int, X&gt; a = 2;</text:p>
      <text:p text:style-name="P3">boost::apply_visitor(overload(</text:p>
      <text:p text:style-name="P3"><text:s text:c="2"/>[](int i)</text:p>
      <text:p text:style-name="P3"><text:s text:c="4"/>{},</text:p>
      <text:p text:style-name="P3"><text:s text:c="2"/>[](X const&amp; i)</text:p>
      <text:p text:style-name="P3"><text:s text:c="4"/>{</text:p>
      <text:p text:style-name="P3"><text:s text:c="4"/><text:tab/>assert(false);</text:p>
      <text:p text:style-name="P3"><text:s text:c="4"/>}</text:p>
      <text:p text:style-name="P7"><text:s text:c="2"/>), v);</text:p>
      <text:p text:style-name="P7"/>
      <text:p text:style-name="Text_20_body">The same applies to the proposed <text:span text:style-name="T1">std::experimental::variant</text:span></text:p>
      <text:p text:style-name="P3">std::experimental::variant&lt;int, X&gt; a = 2;</text:p>
      <text:p text:style-name="P3">std::experimental::visit(overload(</text:p>
      <text:p text:style-name="P3"><text:s text:c="2"/>[](int i)</text:p>
      <text:p text:style-name="P3"><text:s text:c="4"/>{},</text:p>
      <text:p text:style-name="P3"><text:s text:c="2"/>[](X const&amp; i)</text:p>
      <text:p text:style-name="P3"><text:s text:c="4"/>{</text:p>
      <text:p text:style-name="P3"><text:s text:c="4"/><text:tab/>assert(false);</text:p>
      <text:p text:style-name="P3"><text:s text:c="4"/>}</text:p>
      <text:p text:style-name="P4"><text:s text:c="2"/>), a);</text:p>
      <text:p text:style-name="Text_20_body">We can use in both cases the variadic <text:span text:style-name="Source_20_Text">match</text:span> function</text:p>
      <text:p text:style-name="P3">boost::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4"><text:s text:c="2"/>);</text:p>
      <text:p text:style-name="P3">std::experimental::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4"><text:s text:c="2"/>);</text:p>
      <text:p text:style-name="Text_20_body">We can also use a single matcher</text:p>
      <text:p text:style-name="P3">std::experimental::variant&lt;int, X&gt; a = 2;</text:p>
      <text:p text:style-name="P3">std::experimental::match(a,</text:p>
      <text:p text:style-name="P3"><text:soft-page-break/><text:s text:c="2"/>std::experimental::overload(</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4"><text:s text:c="2"/>));</text:p>
      <text:h text:style-name="Heading_20_2" text:outline-level="2"><text:bookmark text:name="user-content-using-the-match-function-to-visit-one-sum-type-1"/>Using the <text:span text:style-name="Source_20_Text">match</text:span> function to visit several sum types</text:h>
      <text:p text:style-name="Text_20_body">The variant proposal provides visitation of multiple variants.</text:p>
      <text:p text:style-name="P3">std::experimental::variant&lt;int, X&gt; a = 2;</text:p>
      <text:p text:style-name="P3">std::experimental::variant&lt;int&gt; b = 2;</text:p>
      <text:p text:style-name="P3">std::experimental::visit(overload(</text:p>
      <text:p text:style-name="P3"><text:s text:c="2"/>[](int i, int j )</text:p>
      <text:p text:style-name="P3"><text:s text:c="4"/>{</text:p>
      <text:p text:style-name="P3"><text:s text:c="4"/>},</text:p>
      <text:p text:style-name="P3"><text:s text:c="2"/>[](auto i, auto j )</text:p>
      <text:p text:style-name="P3"><text:s text:c="4"/>{</text:p>
      <text:p text:style-name="P3"><text:s text:c="6"/>assert(false);</text:p>
      <text:p text:style-name="P3"><text:s text:c="4"/>}</text:p>
      <text:p text:style-name="P4"><text:s text:c="2"/>), a, b);</text:p>
      <text:p text:style-name="Text_20_body">The <text:span text:style-name="Source_20_Text">match</text:span> function generalizes the visitation for several instances of heterogeneous sum types, e.g. we could visit <text:span text:style-name="Source_20_Text">variant</text:span> and <text:span text:style-name="Source_20_Text">optional</text:span> at once:</text:p>
      <text:p text:style-name="P3">std::experimental::variant&lt;int, X&gt; a = 2;</text:p>
      <text:p text:style-name="P3">std::experimental::optional&lt;int&gt; b = 2;</text:p>
      <text:p text:style-name="P3">std::experimental::match(std::tie_tuple(a, b),</text:p>
      <text:p text:style-name="P3"><text:s text:c="2"/>[](int i, int j )</text:p>
      <text:p text:style-name="P3"><text:s text:c="4"/>{</text:p>
      <text:p text:style-name="P3"><text:s text:c="4"/>},</text:p>
      <text:p text:style-name="P3"><text:s text:c="2"/>[](auto const &amp;i, auto j )</text:p>
      <text:p text:style-name="P3"><text:s text:c="4"/>{</text:p>
      <text:p text:style-name="P3"><text:s text:c="6"/>assert(false);</text:p>
      <text:p text:style-name="P3"><text:s text:c="4"/>}</text:p>
      <text:p text:style-name="P4"><text:s text:c="2"/>);</text:p>
      <text:p text:style-name="Text_20_body">Alternatively we could use a <text:span text:style-name="T1">inspect</text:span> factory that would wrap the tuple and provide two functions <text:span text:style-name="T1">match</text:span> and <text:span text:style-name="T1">first_match</text:span></text:p>
      <text:p text:style-name="P3">std::experimental::inspect(a, b).first_match( // or match</text:p>
      <text:p text:style-name="P3"><text:s text:c="2"/>[](int i, int j )</text:p>
      <text:p text:style-name="P3"><text:s text:c="4"/>{</text:p>
      <text:p text:style-name="P3"><text:s text:c="4"/>},</text:p>
      <text:p text:style-name="P3"><text:s text:c="2"/>[](auto const &amp;i, auto j )</text:p>
      <text:p text:style-name="P3"><text:s text:c="4"/>{</text:p>
      <text:p text:style-name="P3"><text:s text:c="6"/>assert(false);</text:p>
      <text:p text:style-name="P3"><text:s text:c="4"/>}</text:p>
      <text:p text:style-name="P4"><text:s text:c="2"/>);</text:p>
      <text:p text:style-name="Text_20_body">but this first draft doesn't include it.</text:p>
      <text:h text:style-name="Heading_20_1" text:outline-level="1"><text:bookmark text:name="user-content-design-rationale"/><text:soft-page-break/>Design rationale</text:h>
      <text:h text:style-name="Heading_20_2" text:outline-level="2"><text:bookmark text:name="user-content-result-type-of-match"/>Result type of <text:span text:style-name="Source_20_Text">match</text:span> </text:h>
      <text:p text:style-name="Text_20_body">We can consider several alternatives:</text:p>
      <text:list xml:id="list1098367745" text:style-name="L1">
        <text:list-item>
          <text:p text:style-name="P22">same type: <text:s/>the result type is the type returned by all the overloads (must be the same),</text:p>
        </text:list-item>
        <text:list-item>
          <text:p text:style-name="P15"><text:span text:style-name="Source_20_Text">common_type</text:span>: the result type is the <text:span text:style-name="Source_20_Text">common_type</text:span> of the result of the overloads, </text:p>
        </text:list-item>
        <text:list-item>
          <text:p text:style-name="P22">explicit return type <text:span text:style-name="Source_20_Text">R</text:span>: the result type is <text:span text:style-name="Source_20_Text">R</text:span> and the result type of the overloads must be explicitly convertible to <text:span text:style-name="Source_20_Text">R</text:span>,</text:p>
        </text:list-item>
      </text:list>
      <text:p text:style-name="Text_20_body"/>
      <text:p text:style-name="Text_20_body">Each one of these alternatives would need a specific interface:</text:p>
      <text:list xml:id="list1894175393" text:style-name="L2">
        <text:list-item>
          <text:p text:style-name="P23"><text:span text:style-name="Source_20_Text">same_type_match</text:span> </text:p>
        </text:list-item>
        <text:list-item>
          <text:p text:style-name="P23"><text:span text:style-name="Source_20_Text">common_type_match</text:span> </text:p>
        </text:list-item>
        <text:list-item>
          <text:p text:style-name="P23"><text:span text:style-name="Source_20_Text">explicit_type_match</text:span></text:p>
          <text:p text:style-name="P23"><text:span text:style-name="Source_20_Text"/></text:p>
        </text:list-item>
      </text:list>
      <text:p text:style-name="Text_20_body">For a sake of simplicity (and because our implementation needed the result type) this proposal only contains a <text:span text:style-name="Source_20_Text">match</text:span> version that uses the explicit return type. The others can be built on top of this version. </text:p>
      <text:p text:style-name="Text_20_body"><text:span text:style-name="T4">Let </text:span><text:span text:style-name="T1">Ri</text:span><text:span text:style-name="T4"> be </text:span>the return type of the overloaded functor for the alternative i of the ST.</text:p>
      <text:list xml:id="list357678166" text:style-name="L3">
        <text:list-item>
          <text:p text:style-name="P16"><text:span text:style-name="T1">same_type_match: C</text:span>heck that all <text:span text:style-name="T1">Ri</text:span> are the same, let call it <text:span text:style-name="T1">R</text:span>, and only then call to the explicit <text:span text:style-name="T1">match&lt;R&gt;(...)</text:span>,</text:p>
        </text:list-item>
        <text:list-item>
          <text:p text:style-name="P16"><text:span text:style-name="T1">common_type_match:</text:span> Let be <text:span text:style-name="T1">R</text:span> the <text:span text:style-name="T1">common_type&lt;Ri...&gt;</text:span> and only if it exists call to the explicit <text:span text:style-name="T1">match&lt;R&gt;(...)</text:span>.</text:p>
        </text:list-item>
      </text:list>
      <text:p text:style-name="Text_20_body">Matt Calabrese has suggested a different approach:”</text:p>
      <text:list xml:id="list2087122799" text:style-name="L4">
        <text:list-item>
          <text:p text:style-name="P28"><text:span text:style-name="T6">If </text:span><text:span text:style-name="T3">match</text:span><text:span text:style-name="T6"> is given an explicit result type, use that.</text:span></text:p>
        </text:list-item>
        <text:list-item>
          <text:p text:style-name="P28"><text:span text:style-name="T6">If </text:span><text:span text:style-name="T3">match</text:span><text:span text:style-name="T6"> is NOT given an explicit result type, use the explicit result type of the function object if one exists.</text:span></text:p>
        </text:list-item>
        <text:list-item>
          <text:p text:style-name="P30">If neither <text:span text:style-name="T1">match</text:span> nor the function object have an explicit result type type, but all of the invocations would have the same result type, use that.</text:p>
        </text:list-item>
        <text:list-item>
          <text:p text:style-name="P30">If none of the above are true, then we have a few final options:</text:p>
        </text:list-item>
      </text:list>
      <text:list xml:id="list524423838" text:style-name="L5">
        <text:list-item>
          <text:p text:style-name="P31">Produce a compile time error</text:p>
        </text:list-item>
        <text:list-item>
          <text:p text:style-name="P31">Return void or some stateless type</text:p>
        </text:list-item>
        <text:list-item>
          <text:p text:style-name="P31">Try to do some kind of common type deduction</text:p>
        </text:list-item>
      </text:list>
      <text:list xml:id="list2115472768" text:style-name="L6">
        <text:list-header>
          <text:p text:style-name="P32"/>
        </text:list-header>
      </text:list>
      <text:p text:style-name="P29">To be optimal with compile-times, which is something that becomes a serious consideration with variants having many states and/or doing n-ary visitation for n &gt; 1, users would prefer option 1 or option 2, since otherwise the implied checking, especially if common type deduction is at play, could be considerable.”</text:p>
      <text:p text:style-name="P29"/>
      <text:p text:style-name="P29">Here ”the explicit result type of the function” stands for a nested result_type of the function object.</text:p>
      <text:p text:style-name="P29"/>
      <text:p text:style-name="Preformatted_20_Text"><text:span text:style-name="T6">Note that [N4542] </text:span><text:span text:style-name="T3">std::experimental::visit</text:span><text:span text:style-name="T6"> requires that all the overloads return the </text:span><text:soft-page-break/><text:span text:style-name="T6">same type.</text:span></text:p>
      <text:h text:style-name="Heading_20_2" text:outline-level="2">Multiple cases or overload</text:h>
      <text:p text:style-name="Text_20_body">T<text:span text:style-name="T4">he matching func</text:span>tions accept several functions. In order to select the function to be applied we have two alternatives:</text:p>
      <text:list xml:id="list260983187" text:style-name="L7">
        <text:list-item>
          <text:p text:style-name="P17">use <text:span text:style-name="T1">overload</text:span> to resolve the function to be called</text:p>
        </text:list-item>
        <text:list-item>
          <text:p text:style-name="P17">use <text:span text:style-name="T1">first_overload</text:span> to do a sequential search for the first function that match.</text:p>
        </text:list-item>
      </text:list>
      <text:p text:style-name="Text_20_body">The <text:span text:style-name="T1">match </text:span>function uses <text:span text:style-name="T1">overload</text:span> and the <text:span text:style-name="T1">first_match</text:span> uses <text:span text:style-name="T1">first_overload</text:span>.</text:p>
      <text:p text:style-name="Text_20_body">An alternative is to restrict the interface to single <text:span text:style-name="T1">inspect</text:span> function and let the user use either <text:span text:style-name="T1">match</text:span> or <text:span text:style-name="T1">first_match</text:span>. </text:p>
      <text:h text:style-name="Heading_20_2" text:outline-level="2">Grouping with <text:span text:style-name="Source_20_Text">overload</text:span> </text:h>
      <text:p text:style-name="Text_20_body">We could also group all the functions with the <text:span text:style-name="Source_20_Text">overload</text:span> function and let the variadic part for the sum types as <text:span text:style-name="T1">std::experimental::visit</text:span> does. </text:p>
      <text:p text:style-name="P3">boost::variant&lt;int, X&gt; a = 2;</text:p>
      <text:p text:style-name="P3">boost::optional&lt;int&gt; b = 2;</text:p>
      <text:p text:style-name="P3">match&lt;void&gt;(std::tie_tuple(a, b), overload(</text:p>
      <text:p text:style-name="P3"><text:s text:c="2"/>[](int i, int j )</text:p>
      <text:p text:style-name="P3"><text:s text:c="4"/>{</text:p>
      <text:p text:style-name="P3"><text:s text:c="6"/>//...</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This has the advantage of been orthogonal, we have a single match function (no need to make the difference between <text:span text:style-name="T1">match</text:span> and <text:span text:style-name="T1">first_match</text:span>. The liability is much a question of style, we need to type more. </text:p>
      <text:h text:style-name="Heading_20_2" text:outline-level="2"><text:span text:style-name="Source_20_Text">Order of parameters and function name</text:span></text:h>
      <text:p text:style-name="Text_20_body"><text:span text:style-name="Source_20_Text"><text:span text:style-name="T4">The proposed </text:span></text:span><text:span text:style-name="Source_20_Text"><text:span text:style-name="T1">visit</text:span></text:span><text:span text:style-name="Source_20_Text"><text:span text:style-name="T4"> function has as first parameter the visitor and then the visited variant.</text:span></text:span></text:p>
      <text:p text:style-name="P5"><text:span text:style-name="Source_20_Text"><text:span text:style-name="T1">visit(visitor, visited);</text:span></text:span></text:p>
      <text:p text:style-name="Text_20_body"><text:span text:style-name="Source_20_Text"><text:span text:style-name="T4">The proposed </text:span></text:span><text:span text:style-name="Source_20_Text"><text:span text:style-name="T1">match</text:span></text:span><text:span text:style-name="Source_20_Text"><text:span text:style-name="T4"> function reverse the order of the parameters. The reason is that we consider that it </text:span></text:span>is better to have the object before the subject. </text:p>
      <text:p text:style-name="P5"><text:span text:style-name="Source_20_Text"><text:span text:style-name="T1">match(sumType, matcher);</text:span></text:span></text:p>
      <text:p text:style-name="Text_20_body">Of course we can also reverse the roles of the object and subject and tell that the object is the visitor.</text:p>
      <text:p text:style-name="Text_20_body"><text:span text:style-name="Source_20_Text"><text:span text:style-name="T1">std::experimental::apply</text:span></text:span><text:span text:style-name="Source_20_Text"><text:span text:style-name="T4"> function follows the same pattern</text:span></text:span></text:p>
      <text:p text:style-name="P5"><text:span text:style-name="Source_20_Text"><text:span text:style-name="T1">apply(fct, tpl);</text:span></text:span></text:p>
      <text:p text:style-name="Text_20_body"><text:soft-page-break/><text:span text:style-name="Source_20_Text"><text:span text:style-name="T4">If uniform function syntax is adopted we would have</text:span></text:span></text:p>
      <text:p text:style-name="P5"><text:span text:style-name="Source_20_Text"><text:span text:style-name="T1">visitor.visit(visited);</text:span></text:span></text:p>
      <text:p text:style-name="P5"><text:span text:style-name="Source_20_Text"><text:span text:style-name="T1">sumType.match(matcher);</text:span></text:span></text:p>
      <text:p text:style-name="P5"><text:span text:style-name="Source_20_Text"><text:span text:style-name="T1">visitor.accept(visited);</text:span></text:span></text:p>
      <text:p text:style-name="P5"><text:span text:style-name="Source_20_Text"><text:span text:style-name="T1">fct.apply(tpl);</text:span></text:span></text:p>
      <text:h text:style-name="Heading_20_2" text:outline-level="2"><text:span text:style-name="Source_20_Text"><text:span text:style-name="T4">const aware matchers</text:span></text:span></text:h>
      <text:p text:style-name="Text_20_body"><text:span text:style-name="Source_20_Text"><text:span text:style-name="T4">A matcher must match the exact type. The following will assert false</text:span></text:span></text:p>
      <text:p text:style-name="P3">const boost::variant&lt;int, X&gt; a = 2;</text:p>
      <text:p text:style-name="P3">std::experimental::match(a,</text:p>
      <text:p text:style-name="P3"><text:s text:c="2"/>[](int&amp; i) { ++i; },</text:p>
      <text:p text:style-name="P3"><text:s text:c="2"/>[](auto const&amp;) <text:s text:c="3"/>{ assert(false); }</text:p>
      <text:p text:style-name="P4"><text:span text:style-name="Source_20_Text"><text:s text:c="2"/>);</text:span></text:p>
      <text:p text:style-name="P10"><text:span text:style-name="Source_20_Text"><text:span text:style-name="T4">and the following will even not compile</text:span></text:span></text:p>
      <text:p text:style-name="P3">const boost::variant&lt;int, X&gt; a = 2;</text:p>
      <text:p text:style-name="P3">std::experimental::match(a,</text:p>
      <text:p text:style-name="P3"><text:s text:c="2"/>[](int&amp; i) { ++i; }</text:p>
      <text:p text:style-name="P3"><text:s text:c="2"/>[](X const&amp; i)</text:p>
      <text:p text:style-name="P3"><text:s text:c="4"/>{</text:p>
      <text:p text:style-name="P3"><text:s text:c="6"/>assert(false);</text:p>
      <text:p text:style-name="P3"><text:s text:c="4"/>},</text:p>
      <text:p text:style-name="P4"><text:span text:style-name="Source_20_Text"><text:s text:c="2"/>);</text:span></text:p>
      <text:h text:style-name="Heading_20_2" text:outline-level="2"><text:span text:style-name="Source_20_Text">Variadics</text:span></text:h>
      <text:p text:style-name="Text_20_body"><text:span text:style-name="Source_20_Text"><text:span text:style-name="T4">The two parameters of the match function can be variadic. We can have several sum types and several functions overloading a possible match.</text:span></text:span></text:p>
      <text:p text:style-name="Standard">If we had a language type pattern matching feature (see [PM]) the authors guess it would be something like:</text:p>
      <text:p text:style-name="Standard"/>
      <text:p text:style-name="P3">boost::variant&lt;int, X, float&gt; a = 2;</text:p>
      <text:p text:style-name="P3">boost::optional&lt;int&gt; b = 2;</text:p>
      <text:p text:style-name="P3"><text:span text:style-name="T7">match</text:span> (a, b) {</text:p>
      <text:p text:style-name="P3"><text:s text:c="2"/><text:span text:style-name="T7">case</text:span> (int i, int j ) :</text:p>
      <text:p text:style-name="P3"><text:s text:c="4"/>//...</text:p>
      <text:p text:style-name="P3"><text:s text:c="2"/><text:span text:style-name="T7">case</text:span> (int i, auto j ) :</text:p>
      <text:p text:style-name="P3"><text:s text:c="4"/>//...</text:p>
      <text:p text:style-name="P3"><text:s text:c="2"/><text:span text:style-name="T7">default</text:span>:</text:p>
      <text:p text:style-name="P3"><text:s text:c="4"/>assert(false);</text:p>
      <text:p text:style-name="P4"><text:span text:style-name="Source_20_Text"><text:span text:style-name="T4">}</text:span></text:span></text:p>
      <text:p text:style-name="Text_20_body">The sum types would be grouped in this case using the match (a, b) and the cases would be the variadic part. The cases would be matched sequentially.</text:p>
      <text:p text:style-name="Text_20_body">This is a major motivation to place the sum type variables as the first parameter and let the matchers variadic since the second parameter. </text:p>
      <text:p text:style-name="Text_20_body"><text:soft-page-break/>In addition, the match statement would allow to const-aware cases on some of the types</text:p>
      <text:p text:style-name="Text_20_body"/>
      <text:p text:style-name="P34">const boost::variant&lt;int, X, float&gt; a = 2;</text:p>
      <text:p text:style-name="P34">boost::optional&lt;int&gt; b = 2;</text:p>
      <text:p text:style-name="P34"><text:span text:style-name="T7">match</text:span> (a, b) {</text:p>
      <text:p text:style-name="P34"><text:s text:c="2"/><text:span text:style-name="T7">case</text:span> (int i, int j ) :</text:p>
      <text:p text:style-name="P34"><text:s text:c="4"/>//...</text:p>
      <text:p text:style-name="P34"><text:s text:c="2"/><text:span text:style-name="T7">case</text:span> (X&amp; x, auto j ) :</text:p>
      <text:p text:style-name="P34"><text:s text:c="4"/>//...</text:p>
      <text:p text:style-name="P34"><text:s text:c="2"/><text:span text:style-name="T7">default</text:span>:</text:p>
      <text:p text:style-name="P34"><text:s text:c="4"/>assert(false);</text:p>
      <text:p text:style-name="Text_20_body"><text:span text:style-name="Source_20_Text"><text:span text:style-name="T14"><text:tab/>}</text:span></text:span><text:span text:style-name="T15"> </text:span></text:p>
      <text:p text:style-name="Text_20_body"/>
      <text:p text:style-name="Text_20_body">This is not possible with the variadic interface proposed in [ N4542] as all the variants must be <text:s/>either const or not const. However the multiple sum types uses a const tuple as parameter, but the tuple types can be const and non-const and can contain references or not depending on whether we use <text:span text:style-name="T1">std::make_tuple</text:span> or <text:span text:style-name="T1">std::tie_tuple.</text:span></text:p>
      <text:p text:style-name="Text_20_body"/>
      <text:p text:style-name="P3">const boost::variant&lt;int, X, float&gt; a = 2;</text:p>
      <text:p text:style-name="P3">boost::optional&lt;int&gt; b = 2;</text:p>
      <text:p text:style-name="P3">std::experimental::match(std::tie_tuple(a, b),</text:p>
      <text:p text:style-name="P3"><text:s text:c="2"/>[](int i, int j )</text:p>
      <text:p text:style-name="P3"><text:s text:c="4"/>{</text:p>
      <text:p text:style-name="P3"><text:s text:c="4"/>},</text:p>
      <text:p text:style-name="P3"><text:s text:c="2"/>[](auto const &amp;i, auto j )</text:p>
      <text:p text:style-name="P3"><text:s text:c="4"/>{</text:p>
      <text:p text:style-name="P3"><text:s text:c="6"/>assert(false);</text:p>
      <text:p text:style-name="P3"><text:s text:c="4"/>}</text:p>
      <text:p text:style-name="P4"><text:s text:c="2"/>);</text:p>
      <text:h text:style-name="Heading_20_2" text:outline-level="2"><text:bookmark text:name="user-content-customization-point"/>Customization point</text:h>
      <text:p text:style-name="Text_20_body">A customization point must be defined for any sum type ST as an overload of this function</text:p>
      <text:p text:style-name="P3">template &lt;class ST, class F&gt;</text:p>
      <text:p text:style-name="P4"><text:s text:c="2"/>match(ST &amp; st, F&amp;&amp; f);</text:p>
      <text:p text:style-name="P3">template &lt;class ST, class F&gt;</text:p>
      <text:p text:style-name="P4"><text:s text:c="2"/>match(ST const&amp; st, F&amp;&amp; f);</text:p>
      <text:p text:style-name="Text_20_body">It is required that any customization respect the following, but it can be more restrictive.</text:p>
      <text:p text:style-name="Text_20_body"><text:span text:style-name="T10">Requires</text:span>: The invocation expression of <text:span text:style-name="T1">f</text:span> with for all the alternative types of the sum type <text:span text:style-name="T1">ST</text:span> must be a valid expression. </text:p>
      <text:p text:style-name="Text_20_body"><text:span text:style-name="T10">Effects</text:span>: Calls f with the current contents of the sum type.</text:p>
      <text:p text:style-name="Text_20_body"><text:span text:style-name="T10">Throws</text:span>: doesn't throws any other exception that the invocation of the callable.</text:p>
      <text:p text:style-name="Text_20_body"><text:span text:style-name="T10">Remark</text:span>: While the <text:span text:style-name="T1">std::experimental::visit</text:span> function proposed in [] requires the invocation of the callable must be implemented in O(1), i.e. it must not depend on <text:s/><text:span text:style-name="T1">sum_type_size&lt;ST&gt;</text:span>, this proposal suggest to leverage this requirement and considered it as a <text:soft-page-break/>QOI. </text:p>
      <text:h text:style-name="Heading_20_2" text:outline-level="2"><text:bookmark text:name="user-content-grouping-with-overload"/>Grouping with <text:span text:style-name="Source_20_Text">overload</text:span> </text:h>
      <text:p text:style-name="Text_20_body">We could also group all the functions with the <text:span text:style-name="Source_20_Text">overload</text:span> function and let the variadic part for the sum types as <text:span text:style-name="T1">std::experimental::visit</text:span> does. </text:p>
      <text:p text:style-name="P3">boost::variant&lt;int, X&gt; a = 2;</text:p>
      <text:p text:style-name="P3">boost::optional&lt;int&gt; b = 2;</text:p>
      <text:p text:style-name="P3">match&lt;void&gt;(std::tie_tuple(a, b), overload(</text:p>
      <text:p text:style-name="P3"><text:s text:c="2"/>[](int i, int j )</text:p>
      <text:p text:style-name="P3"><text:s text:c="4"/>{</text:p>
      <text:p text:style-name="P3"><text:s text:c="6"/>//...</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This has the advantage of been orthogonal, we have a single match function (no need to have match and first_match. The liability is much a question of style, we need to type more. </text:p>
      <text:h text:style-name="Heading_20_2" text:outline-level="2">Considering any type as a sum type with a single alternative</text:h>
      <text:p text:style-name="Text_20_body">We could try to apply the language-like match with types that have as single alternative, themselves </text:p>
      <text:p text:style-name="P3">int a = 2;</text:p>
      <text:p text:style-name="P3">boost::optional&lt;int&gt; b = 2;</text:p>
      <text:p text:style-name="P3"><text:span text:style-name="T7">match</text:span> (a, b) {</text:p>
      <text:p text:style-name="P3"><text:s text:c="2"/><text:span text:style-name="T7">case</text:span> (int i, int j ) :</text:p>
      <text:p text:style-name="P3"><text:s text:c="4"/>//... make use of i and j</text:p>
      <text:p text:style-name="P3"><text:s text:c="2"/><text:span text:style-name="T7">case</text:span> (int i, auto j ) :</text:p>
      <text:p text:style-name="P3"><text:s text:c="4"/>assert(false);</text:p>
      <text:p text:style-name="P4">}</text:p>
      <text:p text:style-name="Text_20_body">This seems not natural as we are able to use directly the variable a inside each match case.</text:p>
      <text:p text:style-name="P3">int a = 2;</text:p>
      <text:p text:style-name="P3">boost::optional&lt;int&gt; b = 2;</text:p>
      <text:p text:style-name="P3"><text:span text:style-name="T7">match</text:span> (b) {</text:p>
      <text:p text:style-name="P3"><text:s text:c="2"/><text:span text:style-name="T7">case</text:span> (int j ) :</text:p>
      <text:p text:style-name="P3"><text:s text:c="4"/>//... make use of a and j</text:p>
      <text:p text:style-name="P3"><text:s text:c="2"/><text:span text:style-name="T7">default</text:span>:</text:p>
      <text:p text:style-name="P3"><text:s text:c="4"/>assert(false);</text:p>
      <text:p text:style-name="P4">}</text:p>
      <text:p text:style-name="Text_20_body">Using the library solution each case is represented by a function and the function would not have direct access to the variable a <text:s/></text:p>
      <text:p text:style-name="P3">int a = 2;</text:p>
      <text:p text:style-name="P3">boost::optional&lt;int&gt; b = 2;</text:p>
      <text:p text:style-name="P3"><text:span text:style-name="T7">auto x = inspect</text:span>(b).match(</text:p>
      <text:p text:style-name="P3"><text:s text:c="2"/><text:span text:style-name="T9">[a] </text:span>(int j ) {</text:p>
      <text:p text:style-name="P3"><text:s text:c="4"/>return sum(a,j);</text:p>
      <text:p text:style-name="P3"><text:s text:c="2"/>},</text:p>
      <text:p text:style-name="P3"><text:soft-page-break/><text:s text:c="2"/>[a] auto const &amp;j ) :</text:p>
      <text:p text:style-name="P3"><text:s text:c="4"/>assert(false);</text:p>
      <text:p text:style-name="P3"><text:s text:c="2"/><text:span text:style-name="T7">default</text:span>:</text:p>
      <text:p text:style-name="P3"><text:s text:c="4"/>assert(false);</text:p>
      <text:p text:style-name="P4">}</text:p>
      <text:p text:style-name="Text_20_body">Allowing types with a single alternative makes the code more homogeneous</text:p>
      <text:p text:style-name="P3">int a = 2;</text:p>
      <text:p text:style-name="P3">boost::optional&lt;int&gt; b = 2;</text:p>
      <text:p text:style-name="P3"><text:span text:style-name="T7">inspect</text:span>(a, b).match(</text:p>
      <text:p text:style-name="P3"><text:s text:c="2"/><text:span text:style-name="T7">[]</text:span> (int i, int j) {</text:p>
      <text:p text:style-name="P3"><text:s text:c="4"/>return sum(i,j);</text:p>
      <text:p text:style-name="P3"><text:s text:c="2"/>},</text:p>
      <text:p text:style-name="P3"><text:s text:c="2"/>[] (auto const &amp;j ) :</text:p>
      <text:p text:style-name="P3"><text:s text:c="4"/>assert(false);</text:p>
      <text:p text:style-name="P3"><text:s text:c="2"/><text:span text:style-name="T7">[](...) {</text:span></text:p>
      <text:p text:style-name="P3"><text:s text:c="4"/>assert(false);}</text:p>
      <text:p text:style-name="Text_20_body"><text:tab/>); </text:p>
      <text:h text:style-name="Heading_20_2" text:outline-level="2">sum_type_alternatives</text:h>
      <text:p text:style-name="Text_20_body">[N4542] variant proposal specialize <text:span text:style-name="T1">tuple_element</text:span> and <text:span text:style-name="T1">tuple_size</text:span> for <text:span text:style-name="T1">variant&lt;Types...&gt;. </text:span><text:span text:style-name="T4">The author think that as variant is not a product type, specializing these function is weird. However the alternatives of a sum type are a product type and so we can specialize </text:span><text:span text:style-name="T1">tuple_element</text:span><text:span text:style-name="T4"> and </text:span><text:span text:style-name="T1">tuple_size</text:span><text:span text:style-name="T4"> on </text:span><text:span text:style-name="T1">sum_type_alternatives&lt;ST&gt;::type</text:span><text:span text:style-name="T4">. </text:span></text:p>
      <text:p text:style-name="Text_20_body"><text:span text:style-name="T4">The current implementation uses a patter matching approach and it requires just <text:s text:c="2"/></text:span><text:span text:style-name="T1">sum_type_alternatives&lt;ST&gt;::type</text:span><text:span text:style-name="T4"> to be a variadic template instantiation. As for example</text:span></text:p>
      <text:p text:style-name="Text_20_body"><text:span text:style-name="T4"/></text:p>
      <text:p text:style-name="P25">template &lt; class ...Ts &gt;</text:p>
      <text:p text:style-name="P25">struct type_list {};</text:p>
      <text:p text:style-name="Text_20_body"/>
      <text:p text:style-name="Text_20_body">Note that his proposal doesn't proposes this class, this is just an example.</text:p>
      <text:h text:style-name="Heading_20_1" text:outline-level="1">Open Points</text:h>
      <text:p text:style-name="Text_20_body">The authors would like to have an answer to the following points if there is at all an interest in this proposal:</text:p>
      <text:list xml:id="list432247878" text:style-name="L8">
        <text:list-item>
          <text:p text:style-name="P18"><text:span text:style-name="T1">Which strategy for the </text:span><text:span text:style-name="T1">match</text:span><text:span text:style-name="T1"> return type?</text:span></text:p>
        </text:list-item>
        <text:list-item>
          <text:p text:style-name="P19">Which complexity for the customization point?</text:p>
        </text:list-item>
        <text:list-item>
          <text:p text:style-name="P18"><text:span text:style-name="T1">match</text:span> versus <text:span text:style-name="T1">visit</text:span></text:p>
        </text:list-item>
      </text:list>
      <text:p text:style-name="P6">N proposes a <text:span text:style-name="T1">visit</text:span> function to visit variants that takes the arguments in the reverse order.</text:p>
      <text:p text:style-name="P6">What do we prefer <text:span text:style-name="T1">visit</text:span> or <text:span text:style-name="T1">match</text:span>? </text:p>
      <text:p text:style-name="P6">Which order of arguments do we prefer?</text:p>
      <text:p text:style-name="P6"><text:soft-page-break/>Do we want a variadic function of overloads or just an overloaded visitor functor?</text:p>
      <text:list xml:id="list1249822535" text:style-name="L9">
        <text:list-item>
          <text:p text:style-name="P20">Seen a type T as a sum type with a unique alternative.</text:p>
        </text:list-item>
      </text:list>
      <text:p text:style-name="P12"><text:span text:style-name="T9"><text:tab/>Do we want to support this case?</text:span> </text:p>
      <text:list xml:id="list1958498089" text:continue-numbering="true" text:style-name="L9">
        <text:list-item>
          <text:p text:style-name="P20">Matching several sum types</text:p>
        </text:list-item>
      </text:list>
      <text:p text:style-name="P6">Do we want the <text:span text:style-name="T1">inspect</text:span> factory?</text:p>
      <text:list xml:id="list479225581" text:style-name="L10">
        <text:list-item>
          <text:p text:style-name="P24">Do we want <text:span text:style-name="T1">sum_type_alternatives</text:span>?</text:p>
        </text:list-item>
        <text:list-item>
          <text:p text:style-name="P24">Do we wa<text:span text:style-name="T4">nt </text:span><text:span text:style-name="T1">type_list</text:span>?</text:p>
        </text:list-item>
      </text:list>
      <text:h text:style-name="Heading_20_1" text:outline-level="1"><text:bookmark text:name="user-content-technical-specification"/>Technical Specification</text:h>
      <text:h text:style-name="Heading_20_2" text:outline-level="2">Header &lt;experimental/functional&gt; Synopsis</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template &lt;class ST&gt;</text:p>
      <text:p text:style-name="Preformatted_20_Text"><text:s text:c="4"/>struct sum_type_alternatives; // undefined</text:p>
      <text:p text:style-name="Preformatted_20_Text"><text:s text:c="2"/>template &lt;class ST&gt;</text:p>
      <text:p text:style-name="Preformatted_20_Text"><text:s text:c="4"/>struct sum_type_alternatives&lt;ST&amp;&gt; : sum_type_alternatives&lt;ST&gt; {}</text:p>
      <text:p text:style-name="Preformatted_20_Text"><text:s text:c="2"/>template &lt;class ST&gt;</text:p>
      <text:p text:style-name="Preformatted_20_Text"><text:s text:c="4"/>struct sum_type_alternatives&lt;ST&amp;&amp;&gt; : sum_type_alternatives&lt;ST&gt; {}</text:p>
      <text:p text:style-name="Preformatted_20_Text"><text:s text:c="2"/>template &lt;class ST&gt;</text:p>
      <text:p text:style-name="Preformatted_20_Text"><text:s text:c="4"/>struct sum_type_alternatives&lt;const ST&gt; : sum_type_alternatives&lt;ST&gt; {}</text:p>
      <text:p text:style-name="Preformatted_20_Text"><text:s text:c="2"/>template &lt;class ST&gt;</text:p>
      <text:p text:style-name="Preformatted_20_Text"><text:s text:c="4"/>struct sum_type_alternatives&lt;volatile ST&gt; : sum_type_alternatives&lt;ST&gt; {}</text:p>
      <text:p text:style-name="Preformatted_20_Text"><text:s text:c="2"/>template &lt;class ST&gt;</text:p>
      <text:p text:style-name="Preformatted_20_Text"><text:s text:c="4"/>using sum_type_alternatives_t = typename sum_type_alternatives&lt;ST&gt;::type;</text:p>
      <text:p text:style-name="Preformatted_20_Text"><text:s text:c="2"/>template &lt;class ST, int N&gt;</text:p>
      <text:p text:style-name="Preformatted_20_Text"><text:s text:c="4"/>using sum_type_alternative = tuple_element&lt;sum_type_alternatives&lt;ST&gt;, N&gt;;</text:p>
      <text:p text:style-name="Preformatted_20_Text"><text:s text:c="2"/>template &lt;class ST&gt;</text:p>
      <text:p text:style-name="Preformatted_20_Text"><text:s text:c="4"/>using sum_type_size = tuple_size&lt;sum_type_alternatives&lt;ST&gt;&gt;;</text:p>
      <text:p text:style-name="Preformatted_20_Text"><text:s text:c="2"/>template &lt;class T, class F&gt;</text:p>
      <text:p text:style-name="Preformatted_20_Text"><text:s text:c="4"/>'see below' match(const T &amp;that, F &amp;&amp; f);</text:p>
      <text:p text:style-name="Preformatted_20_Text"><text:s text:c="2"/>template &lt;class R, class ST, class... Fs&gt;</text:p>
      <text:p text:style-name="Preformatted_20_Text"><text:s text:c="4"/>'see below' match(const ST &amp;that, Fs &amp;&amp;... fcts);</text:p>
      <text:p text:style-name="Preformatted_20_Text"><text:s text:c="2"/>template &lt;class R, class... STs, class... Fs&gt;</text:p>
      <text:p text:style-name="Preformatted_20_Text"><text:s text:c="4"/>'see below' match(const std::tuple&lt;STs...&gt; &amp;those, Fs &amp;&amp;... fcts);</text:p>
      <text:p text:style-name="Preformatted_20_Text"/>
      <text:p text:style-name="Preformatted_20_Text">}}}</text:p>
      <text:h text:style-name="Heading_20_3" text:outline-level="3"><text:span text:style-name="T4">Type trait </text:span>sum_type_alternatives</text:h>
      <text:p text:style-name="Text_20_body">The nested type <text:span text:style-name="T1">sum_type_alternatives&lt;ST&gt;::type</text:span> must define the tuple-like helper meta-functions <text:span text:style-name="T1">std::tuple_size</text:span> and <text:span text:style-name="T1">std::tuple_element</text:span><text:span text:style-name="T4"> and be a variadic template instance.</text:span></text:p>
      <text:h text:style-name="Heading_20_3" text:outline-level="3"><text:bookmark text:name="user-content-template-function-match"/><text:soft-page-break/>Template function <text:span text:style-name="Source_20_Text">match</text:span> </text:h>
      <text:p text:style-name="P3">template &lt;class R, class ST, class... Fs&gt;</text:p>
      <text:p text:style-name="P4">'see below' match(ST const&amp; that, Fs &amp;&amp;... fcts);</text:p>
      <text:p text:style-name="P3">template &lt;class R, class ST, class... Fs&gt;</text:p>
      <text:p text:style-name="P4">'see below' match(ST&amp; that, Fs &amp;&amp;... fcts);</text:p>
      <text:p text:style-name="P11"><text:span text:style-name="Emphasis">Requires: Let R</text:span><text:span text:style-name="Emphasis"><text:span text:style-name="T2">i</text:span></text:span><text:span text:style-name="Emphasis"><text:span text:style-name="T8"> be </text:span></text:span><text:span text:style-name="Emphasis"><text:span text:style-name="T2">decltype(overload(forward&lt;Fs&gt;(fcts)...)<text:tab/><text:tab/><text:tab/>(declval&lt;sum_type_alternative&lt;ST,i&gt;()) for i in 1...sum_type_size&lt;ST&gt;. Ri</text:span></text:span><text:span text:style-name="Emphasis"><text:span text:style-name="T5"> must be explicitly convertible to </text:span></text:span><text:span text:style-name="Emphasis"><text:span text:style-name="T2">R.</text:span></text:span><text:span text:style-name="Emphasis"> <text:s/></text:span></text:p>
      <text:p text:style-name="P11"><text:span text:style-name="Emphasis">Returns:</text:span> the result of calling the overloaded functions <text:span text:style-name="Source_20_Text">fcts</text:span> depending on the type stored on the sum type using the customization point match as if</text:p>
      <text:p text:style-name="P9">return match(that, overload(forward&lt;Fs&gt;(fcts)...));</text:p>
      <text:p text:style-name="P11"><text:span text:style-name="Emphasis">Remarks:</text:span> This function will not participate in overload resolution if ST is a tuple type.</text:p>
      <text:p text:style-name="P11"><text:span text:style-name="Emphasis">Throws:</text:span> Any exception thrown during the construction any internal object or thrown by the call of the selected overloaded function.</text:p>
      <text:p text:style-name="P3">template &lt;class R, class... STs, class... Fs&gt;</text:p>
      <text:p text:style-name="P4">'see below' match(const std::tuple&lt;STs...&gt; &amp;those, Fs &amp;&amp;... fcts); <text:s text:c="2"/></text:p>
      <text:p text:style-name="P11"><text:span text:style-name="Emphasis">Requires: Let </text:span><text:span text:style-name="Emphasis"><text:span text:style-name="T2">{i,j, …}</text:span></text:span><text:span text:style-name="Emphasis"><text:span text:style-name="T5"> one element of the cartesian product </text:span></text:span><text:span text:style-name="Emphasis"><text:span text:style-name="T2">1...sum_type_size&lt;STs&gt;.... </text:span></text:span></text:p>
      <text:p text:style-name="P11"><text:span text:style-name="Emphasis"><text:span text:style-name="T2">decltype(overload(forward&lt;Fs&gt;(fcts)...)<text:tab/><text:tab/><text:tab/>(declval&lt;sum_type_alternative&lt;STs,i&gt;&gt;(), declval&lt;sum_type_alternative&lt;STs,j&gt;&gt;(), ...) </text:span></text:span><text:span text:style-name="Emphasis"><text:span text:style-name="T5">must be explicitly convertible to </text:span></text:span><text:span text:style-name="Emphasis"><text:span text:style-name="T2">R.</text:span></text:span></text:p>
      <text:p text:style-name="P11"><text:span text:style-name="Emphasis">Returns:</text:span> the result of calling the overloaded functions <text:span text:style-name="Source_20_Text">fcts</text:span> depending on the type stored on the sum types <text:span text:style-name="Source_20_Text">STs...</text:span>.</text:p>
      <text:p text:style-name="P11"><text:span text:style-name="Emphasis">Throws:</text:span> Any exception thrown during the construction any internal object or thrown by the call of the selected overloaded function.</text:p>
      <text:h text:style-name="Heading_20_3" text:outline-level="3">Customization point <text:span text:style-name="Source_20_Text">match</text:span></text:h>
      <text:p text:style-name="Text_20_body">A customization point must be defined for any sum type ST as an overload of this function</text:p>
      <text:p text:style-name="P3">template &lt;class ST, class F&gt;</text:p>
      <text:p text:style-name="P4"><text:s text:c="2"/>match(ST &amp; st, F&amp;&amp; f);</text:p>
      <text:p text:style-name="P3">template &lt;class ST, class F&gt;</text:p>
      <text:p text:style-name="P4"><text:s text:c="2"/>match(ST const&amp; st, F&amp;&amp; f);</text:p>
      <text:p text:style-name="Text_20_body">It is required that any customization respect the following, but it can be more restrictive.</text:p>
      <text:p text:style-name="Text_20_body"><text:span text:style-name="T10">Requires</text:span>: The invocation expression of <text:span text:style-name="T1">f</text:span> with for all the alternative types of the sum type <text:span text:style-name="T1">ST</text:span> must be a valid expression. </text:p>
      <text:p text:style-name="Text_20_body"><text:span text:style-name="T10">Effects</text:span>: Calls f with the current contents of the sum type.</text:p>
      <text:p text:style-name="Text_20_body"><text:soft-page-break/><text:span text:style-name="T10">Throws</text:span>: doesn't throws any other exception that the invocation of the callable.</text:p>
      <text:p text:style-name="P10"><text:span text:style-name="T10">Remark</text:span>: While the <text:span text:style-name="T1">std::experimental::visit</text:span> function proposed in [N4542] requires the invocation of the callable must be implemented in O(1), i.e. it must not depend on <text:s/><text:span text:style-name="T1">sum_type_size&lt;ST&gt;</text:span>, this proposal suggest to leverage this requirement and considered it as a QOI. </text:p>
      <text:p text:style-name="P10">Note: If we accept that any type can be seen as a sum type with it as single alternative we can add the following overload: </text:p>
      <text:p text:style-name="P3">template &lt;class T, class F&gt;</text:p>
      <text:p text:style-name="P7">auto match(T &amp;const that, F&amp;&amp; f) -&gt; decltype(f(that)) </text:p>
      <text:p text:style-name="P4">{ return f(that); }</text:p>
      <text:p text:style-name="P3">template &lt;class T, class F&gt;</text:p>
      <text:p text:style-name="P7">auto match(T &amp;that, F&amp;&amp; f) -&gt; decltype(f(that)) </text:p>
      <text:p text:style-name="P4">{ return f(that); }</text:p>
      <text:h text:style-name="Heading_20_2" text:outline-level="2">Header &lt;experimental/optional&gt; Synopsis</text:h>
      <text:p text:style-name="Preformatted_20_Text">namespace std {</text:p>
      <text:p text:style-name="Preformatted_20_Text">namespace experimental {</text:p>
      <text:p text:style-name="P8">inline namespace fundamental_v2 {</text:p>
      <text:p text:style-name="P3">template &lt;class T &gt;</text:p>
      <text:p text:style-name="P3"><text:s text:c="2"/>struct sum_type_alternatives&lt;optional&lt;T&gt;&gt; </text:p>
      <text:p text:style-name="P3">{</text:p>
      <text:p text:style-name="P3"><text:s text:c="2"/>using type = __type_list&lt;nullopt_t, T&gt;; // implementation defined</text:p>
      <text:p text:style-name="P7">}</text:p>
      <text:p text:style-name="P8"><text:tab/>template &lt;class R, class F, class ...Ts &gt;</text:p>
      <text:p text:style-name="P3">R match(optional&lt;T&gt; const&amp; v, F&amp;&amp; f) </text:p>
      <text:p text:style-name="P3">{ </text:p>
      <text:p text:style-name="P3"><text:s text:c="2"/>if (v) </text:p>
      <text:p text:style-name="P3"><text:s text:c="4"/>return f(*v); </text:p>
      <text:p text:style-name="P3"><text:s text:c="2"/>else</text:p>
      <text:p text:style-name="P3"><text:s text:c="4"/>return f(nullopt); </text:p>
      <text:p text:style-name="P3">}</text:p>
      <text:p text:style-name="P8"><text:tab/>template &lt;class R, class F, class ...Ts &gt;</text:p>
      <text:p text:style-name="P3">R match(optional&lt;T&gt;&amp; v, F&amp;&amp; f) </text:p>
      <text:p text:style-name="P3">{ </text:p>
      <text:p text:style-name="P3"><text:s text:c="2"/>if (v) </text:p>
      <text:p text:style-name="P3"><text:s text:c="4"/>return f(*v); </text:p>
      <text:p text:style-name="P3"><text:s text:c="2"/>else</text:p>
      <text:p text:style-name="P3"><text:s text:c="4"/>return f(nullopt); </text:p>
      <text:p text:style-name="P3">}</text:p>
      <text:p text:style-name="P9">}}}</text:p>
      <text:h text:style-name="Heading_20_2" text:outline-level="2"><text:bookmark text:name="user-content-future-work"/>Header &lt;experimental/variant&gt; Synopsis</text:h>
      <text:p text:style-name="Preformatted_20_Text">namespace std {</text:p>
      <text:p text:style-name="Preformatted_20_Text">namespace experimental {</text:p>
      <text:p text:style-name="P8">inline namespace fundamental_v2 {</text:p>
      <text:p text:style-name="P8"><text:tab/>template &lt;class ...Ts &gt;</text:p>
      <text:p text:style-name="P3"><text:s text:c="2"/>struct sum_type_alternatives&lt;variant&lt;Ts...&gt;&gt; // implementation defined</text:p>
      <text:p text:style-name="P3">{</text:p>
      <text:p text:style-name="P3"><text:soft-page-break/><text:s text:c="2"/>using type = __type_list&lt;Ts...&gt;;</text:p>
      <text:p text:style-name="P7">}</text:p>
      <text:p text:style-name="P8"><text:tab/>template &lt;class R, class F, class ...Ts &gt;</text:p>
      <text:p text:style-name="P3">R match(variant&lt;Ts...&gt; const&amp; v, F&amp;&amp; f) </text:p>
      <text:p text:style-name="P3">{ return visit(std::forward&lt;F&gt;(f), v); }</text:p>
      <text:p text:style-name="P8"><text:tab/>template &lt;class R, class F, class ...Ts &gt;</text:p>
      <text:p text:style-name="P3">R match(variant&lt;Ts...&gt; &amp; v, F&amp;&amp; f) </text:p>
      <text:p text:style-name="P3">{ return visit(std::forward&lt;F&gt;(f), v); }</text:p>
      <text:p text:style-name="P8">}}}</text:p>
      <text:h text:style-name="Heading_20_1" text:outline-level="1"><text:bookmark text:name="user-content-implementation"/>Implementation</text:h>
      <text:p text:style-name="Text_20_body">There is an implementation at <text:a xlink:type="simple" xlink:href="https://github.com/viboes/tags">https://github.com/viboes/tags</text:a> including a customization for <text:span text:style-name="Source_20_Text">boost::variant</text:span><text:span text:style-name="Source_20_Text"><text:span text:style-name="T4"> and</text:span></text:span><text:span text:style-name="T4"> </text:span><text:span text:style-name="Source_20_Text">std::experimental::optional</text:span>.</text:p>
      <text:h text:style-name="Heading_20_1" text:outline-level="1">Further work</text:h>
      <text:p text:style-name="Text_20_body">The multiple sum type matching not only can be used with tuples created with <text:span text:style-name="T1">std::make_tuple</text:span>, we should be able to use also <text:span text:style-name="T1">std::tie_tuple</text:span> and <text:span text:style-name="T1">std::forward_as_tuple.</text:span></text:p>
      <text:h text:style-name="Heading_20_1" text:outline-level="1"><text:bookmark text:name="user-content-acknowledgements"/>Acknowledgements</text:h>
      <text:p text:style-name="Text_20_body">Many thanks to Matt Calabrese for its insightful suggestions on the result type approach. </text:p>
      <text:h text:style-name="Heading_20_1" text:outline-level="1"><text:bookmark text:name="user-content-references"/>References</text:h>
      <text:list xml:id="list530094760" text:style-name="L11">
        <text:list-item>
          <text:p text:style-name="P21">[boost.variant] apply_visitor</text:p>
          <text:p text:style-name="P21"><text:a xlink:type="simple" xlink:href="http://www.boost.org/doc/libs/1_59_0/doc/html/variant/reference.html#header.boost.variant.apply_visitor_hpp">http://www.boost.org/doc/libs/1_59_0/doc/html/variant/reference.html#header.boost.variant.apply_visitor_hpp</text:a></text:p>
        </text:list-item>
        <text:list-item>
          <text:p text:style-name="P21">[N4542] N4542 - Variant: a type-safe union (v4) <text:a xlink:type="simple" xlink:href="http://www.open-std.org/jtc1/sc22/wg21/docs/papers/2015/n4542.pdf">http://www.open-std.org/jtc1/sc22/wg21/docs/papers/2015/n4542.pdf</text:a></text:p>
        </text:list-item>
        <text:list-item>
          <text:p text:style-name="P21">[N3915] N3915 - apply() call a function with arguments from a tuple (V3)</text:p>
          <text:p text:style-name="P21"><text:a xlink:type="simple" xlink:href="http://www.open-std.org/jtc1/sc22/wg21/docs/papers/2014/n3915.pdf">http://www.open-std.org/jtc1/sc22/wg21/docs/papers/2014/n3915.pdf</text:a></text:p>
        </text:list-item>
        <text:list-item>
          <text:p text:style-name="P21">[D0051] D0051 - C++ generic overload function</text:p>
        </text:list-item>
      </text:list>
      <text:p text:style-name="P5"><text:a xlink:type="simple" xlink:href="https://github.com/viboes/tags/tree/master/doc/proposals/overload/D0051.pdf">https://github.com/viboes/tags/tree/master/doc/proposals/overload/D0051.pdf</text:a></text:p>
      <text:list xml:id="list87778101" text:continue-numbering="true" text:style-name="L11">
        <text:list-item>
          <text:p text:style-name="P21">[PM] Open Pattern Matching for C++</text:p>
        </text:list-item>
      </text:list>
      <text:p text:style-name="P5"><text:a xlink:type="simple" xlink:href="http://www.stroustrup.com/OpenPatternMatching.pdf">http://www.stroustrup.com/OpenPatternMatching.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match function<text:tab/>D0050</text:p>
      </style:header>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21:13:02</meta:creation-date>
    <dc:date>2015-09-20T00:53:52</dc:date>
    <dc:creator>Vicente Botet Escriba</dc:creator>
    <meta:editing-duration>P17DT6H35M54S</meta:editing-duration>
    <meta:editing-cycles>325</meta:editing-cycles>
    <meta:generator>OpenOffice.org/3.3$Unix OpenOffice.org_project/330m20$Build-9567</meta:generator>
    <meta:document-statistic meta:table-count="1" meta:image-count="0" meta:object-count="0" meta:page-count="14" meta:paragraph-count="482" meta:word-count="3129" meta:character-count="20528"/>
  </office:meta>
</office:document-meta>
</file>